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2.833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4.55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5.665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3.77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3.089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8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3cm" svg:y1="0cm" svg:x2="23cm" svg:y2="53.4cm">
          <text:p/>
        </draw:line>
        <draw:frame draw:style-name="gr2" draw:text-style-name="P2" draw:layer="layout" svg:width="14.6cm" svg:height="1.276cm" svg:x="33.6cm" svg:y="0.2cm">
          <draw:text-box>
            <text:p><text:span text:style-name="T1">METODE</text:span></text:p>
          </draw:text-box>
        </draw:frame>
        <draw:frame draw:style-name="gr2" draw:text-style-name="P2" draw:layer="layout" svg:width="14.6cm" svg:height="1.276cm" svg:x="5.4cm" svg:y="0.924cm">
          <draw:text-box>
            <text:p><text:span text:style-name="T1">PODATKI</text:span></text:p>
          </draw:text-box>
        </draw:frame>
        <draw:frame draw:style-name="gr3" draw:text-style-name="P4" draw:layer="layout" svg:width="15.6cm" svg:height="1.195cm" svg:x="25.6cm" svg:y="2.317cm">
          <draw:text-box>
            <text:p text:style-name="P3"><text:span text:style-name="T2">Priprava eksperimentalnega dizajna</text:span></text:p>
          </draw:text-box>
        </draw:frame>
        <draw:frame draw:style-name="gr4" draw:text-style-name="P5" draw:layer="layout" svg:width="19.2cm" svg:height="3.083cm" svg:x="3.2cm" svg:y="4cm">
          <draw:text-box>
            <text:p><text:span text:style-name="T2">Zasnova dveh selekcijskih shem z </text:span><text:span text:style-name="T2">isto strukturo: ena genomska in </text:span><text:span text:style-name="T2">druga brez uporabe genomske </text:span><text:span text:style-name="T2">informacije</text:span></text:p>
          </draw:text-box>
        </draw:frame>
        <draw:frame draw:style-name="gr5" draw:text-style-name="P7" draw:layer="layout" svg:width="21cm" svg:height="4.8cm" svg:x="24.2cm" svg:y="7.512cm">
          <draw:text-box>
            <text:p text:style-name="P6"><text:span text:style-name="T2">Stohastična simulacije črede</text:span></text:p>
            <text:p text:style-name="P6"><text:span text:style-name="T2">- simulacija generacije staršev: genetska varianca, </text:span><text:span text:style-name="T2">fenotipi, okoljska varianca </text:span></text:p>
            <text:p text:style-name="P6"><text:span text:style-name="T2">- 120,000 krav + 40 bikov</text:span></text:p>
          </draw:text-box>
        </draw:frame>
        <draw:frame draw:style-name="gr6" draw:text-style-name="P7" draw:layer="layout" svg:width="21cm" svg:height="5.915cm" svg:x="24.2cm" svg:y="14.2cm">
          <draw:text-box>
            <text:p text:style-name="P6"><text:span text:style-name="T2">Selekcijski postopek – odbira staršev:</text:span></text:p>
            <text:p text:style-name="P6"><text:span text:style-name="T2">- odbira mater in očetov na podlagi fenotipov (variirajoče število mater in očetov)</text:span></text:p>
            <text:p text:style-name="P6"><text:span text:style-name="T2">- spreminjanje števila očetov</text:span></text:p>
            <text:p text:style-name="P6"><text:span text:style-name="T2">- omejitev števila potomcev po očetu</text:span></text:p>
            <text:p text:style-name="P6"><text:span text:style-name="T2">- odbira 120 – 10,000 mater in 4, 8 ali 15 očetov</text:span></text:p>
          </draw:text-box>
        </draw:frame>
        <draw:frame draw:style-name="gr3" draw:text-style-name="P5" draw:layer="layout" svg:width="19.2cm" svg:height="1.195cm" svg:x="3cm" svg:y="12.205cm">
          <draw:text-box>
            <text:p><text:span text:style-name="T2">Populacija staršev</text:span></text:p>
          </draw:text-box>
        </draw:frame>
        <draw:frame draw:style-name="gr7" draw:text-style-name="P7" draw:layer="layout" svg:width="21cm" svg:height="4.027cm" svg:x="24.2cm" svg:y="20.8cm">
          <draw:text-box>
            <text:p text:style-name="P6"><text:span text:style-name="T2">Stohastična simulacije potomcev</text:span></text:p>
            <text:p text:style-name="P6"><text:span text:style-name="T2">- potomci: generiranje potomcev kot kombinacija genetskih vrednosti staršev + Mendelska varianca</text:span></text:p>
            <text:p text:style-name="P6"><text:span text:style-name="T2">-empirična ocena genetske variance</text:span></text:p>
          </draw:text-box>
        </draw:frame>
        <draw:frame draw:style-name="gr3" draw:text-style-name="P5" draw:layer="layout" svg:width="19.2cm" svg:height="1.195cm" svg:x="2.8cm" svg:y="28.2cm">
          <draw:text-box>
            <text:p><text:span text:style-name="T2">Populacija staršev + potomcev (en krog selekcije)</text:span></text:p>
          </draw:text-box>
        </draw:frame>
        <draw:frame draw:style-name="gr8" draw:text-style-name="P5" draw:layer="layout" svg:width="19.2cm" svg:height="2.139cm" svg:x="24.2cm" svg:y="25.6cm">
          <draw:text-box>
            <text:p><text:span text:style-name="T2">Ocenitev genomskih plemenskih vrednosti </text:span><text:span text:style-name="T2">potomcev</text:span></text:p>
          </draw:text-box>
        </draw:frame>
        <draw:frame draw:style-name="gr3" draw:text-style-name="P5" draw:layer="layout" svg:width="19.2cm" svg:height="1.195cm" svg:x="2.8cm" svg:y="29.995cm">
          <draw:text-box>
            <text:p><text:span text:style-name="T2">Genomska plemenska vrednost potomcev</text:span></text:p>
          </draw:text-box>
        </draw:frame>
        <draw:frame draw:style-name="gr3" draw:text-style-name="P5" draw:layer="layout" svg:width="19.2cm" svg:height="1.195cm" svg:x="24.2cm" svg:y="31.8cm">
          <draw:text-box>
            <text:p><text:span text:style-name="T2">Odbira 40 najboljših potomcev</text:span></text:p>
          </draw:text-box>
        </draw:frame>
        <draw:frame draw:style-name="gr8" draw:text-style-name="P5" draw:layer="layout" svg:width="19.2cm" svg:height="2.139cm" svg:x="24cm" svg:y="33.8cm">
          <draw:text-box>
            <text:p><text:span text:style-name="T2">Evaluacija genetskega napredka kot funkcija števila očetov in števila potomcev</text:span></text:p>
          </draw:text-box>
        </draw:frame>
        <draw:frame draw:style-name="gr7" draw:text-style-name="P5" draw:layer="layout" svg:width="19.2cm" svg:height="4.027cm" svg:x="24cm" svg:y="36.661cm">
          <draw:text-box>
            <text:p><text:span text:style-name="T2">Ekonomska evaluacija: evalvacija dolgoročnega profita kot funkcija genetskega napredka in stroškov kot funkcijo števila selekcijskih kandidatov</text:span></text:p>
          </draw:text-box>
        </draw:frame>
        <draw:frame draw:style-name="gr8" draw:text-style-name="P5" draw:layer="layout" svg:width="19.2cm" svg:height="2.139cm" svg:x="3.2cm" svg:y="37.195cm">
          <draw:text-box>
            <text:p><text:span text:style-name="T2">Ocena ekonomskih parametrov za vsa dejanja v selekciji</text:span></text:p>
          </draw:text-box>
        </draw:frame>
        <draw:frame draw:style-name="gr9" draw:text-style-name="P5" draw:layer="layout" svg:width="18cm" svg:height="3.339cm" svg:x="37.2cm" svg:y="42.261cm">
          <draw:text-box>
            <text:p><text:span text:style-name="T2">Izračun maksimalnega profita za določitev optimalnega No: funkcija No, razlike med kumulativnimi stroški in profitom</text:span></text:p>
          </draw:text-box>
        </draw:frame>
        <draw:frame draw:style-name="gr3" draw:text-style-name="P5" draw:layer="layout" svg:width="19.2cm" svg:height="4.027cm" svg:x="24.6cm" svg:y="46.805cm">
          <draw:text-box>
            <text:p><text:span text:style-name="T2">Simulacija druge generacije mladih bikov z 40 </text:span><text:span text:style-name="T2">odbranimi biki prve generacije kot očeti, </text:span><text:span text:style-name="T2">resimulacija populacije krav</text:span></text:p>
            <text:p><text:span text:style-name="T2">- 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1.8000030517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23cm" fo:margin-bottom="0cm" fo:text-indent="0cm"/>
      <style:text-properties fo:font-size="106.5999984741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42cm" fo:margin-bottom="0cm" fo:text-indent="0cm"/>
      <style:text-properties fo:font-size="91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61cm" fo:margin-bottom="0cm" fo:text-indent="0cm"/>
      <style:text-properties fo:font-size="76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79cm" fo:margin-bottom="0cm" fo:text-indent="0cm"/>
      <style:text-properties fo:font-size="76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79cm" fo:margin-bottom="0cm" fo:text-indent="0cm"/>
      <style:text-properties fo:font-size="76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79cm" fo:margin-bottom="0cm" fo:text-indent="0cm"/>
      <style:text-properties fo:font-size="76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79cm" fo:margin-bottom="0cm" fo:text-indent="0cm"/>
      <style:text-properties fo:font-size="76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79cm" fo:margin-bottom="0cm" fo:text-indent="0cm"/>
      <style:text-properties fo:font-size="76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7.6999969482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0cm" fo:page-height="8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71.997cm" svg:height="13.357cm" svg:x="4cm" svg:y="3.187cm" presentation:class="title" presentation:placeholder="true">
        <draw:text-box/>
      </draw:frame>
      <draw:frame presentation:style-name="Default-outline1" draw:layer="backgroundobjects" svg:width="71.997cm" svg:height="46.397cm" svg:x="4cm" svg:y="18.72cm" presentation:class="outline" presentation:placeholder="true">
        <draw:text-box/>
      </draw:frame>
      <draw:frame presentation:style-name="Mpr1" draw:text-style-name="MP2" draw:layer="backgroundobjects" svg:width="18.637cm" svg:height="5.517cm" svg:x="4cm" svg:y="72.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5.357cm" svg:height="5.517cm" svg:x="27.36cm" svg:y="72.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8.637cm" svg:height="5.517cm" svg:x="57.36cm" svg:y="72.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11:49:54.035302253</meta:creation-date>
    <meta:editing-duration>PT3H56M1S</meta:editing-duration>
    <meta:editing-cycles>2</meta:editing-cycles>
    <meta:generator>LibreOffice/5.1.6.2$Linux_X86_64 LibreOffice_project/10m0$Build-2</meta:generator>
    <dc:date>2017-12-18T15:56:04.899713741</dc:date>
    <meta:document-statistic meta:object-count="41"/>
  </office:meta>
</office:document-meta>
</file>